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0pt" officeooo:rsid="000269f8" officeooo:paragraph-rsid="000269f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4pt" officeooo:rsid="000269f8" officeooo:paragraph-rsid="000269f8" style:font-size-asian="14pt" style:font-size-complex="14pt"/>
    </style:style>
    <style:style style:name="P3" style:family="paragraph" style:parent-style-name="Standard">
      <style:paragraph-properties fo:line-height="100%"/>
      <style:text-properties fo:font-size="14pt" officeooo:rsid="0068690f" officeooo:paragraph-rsid="000269f8" style:font-size-asian="14pt" style:font-size-complex="14pt"/>
    </style:style>
    <style:style style:name="P4" style:family="paragraph" style:parent-style-name="Standard">
      <style:paragraph-properties fo:line-height="100%"/>
      <style:text-properties fo:font-size="14pt" fo:font-weight="normal" officeooo:rsid="006d5363" officeooo:paragraph-rsid="000269f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fo:font-size="16pt" fo:font-weight="bold" officeooo:rsid="000269f8" officeooo:paragraph-rsid="000269f8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00%"/>
      <style:text-properties fo:font-size="16pt" officeooo:rsid="000269f8" officeooo:paragraph-rsid="000269f8" style:font-size-asian="16pt" style:font-size-complex="16pt"/>
    </style:style>
    <style:style style:name="P7" style:family="paragraph" style:parent-style-name="Standard">
      <style:paragraph-properties fo:line-height="100%" fo:text-align="center" style:justify-single-word="false"/>
      <style:text-properties fo:font-size="10pt" officeooo:rsid="000269f8" officeooo:paragraph-rsid="000269f8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font-size="10pt" officeooo:rsid="000269f8" officeooo:paragraph-rsid="00060d0d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63237e" officeooo:paragraph-rsid="000269f8" style:font-size-asian="8.75pt" style:font-size-complex="10pt"/>
    </style:style>
    <style:style style:name="P10" style:family="paragraph" style:parent-style-name="Standard">
      <style:paragraph-properties fo:line-height="100%"/>
      <style:text-properties fo:font-size="10pt" officeooo:rsid="000269f8" officeooo:paragraph-rsid="000269f8" style:font-size-asian="8.75pt" style:font-size-complex="10pt"/>
    </style:style>
    <style:style style:name="P11" style:family="paragraph" style:parent-style-name="Standard">
      <style:paragraph-properties fo:line-height="100%"/>
      <style:text-properties fo:font-size="10pt" officeooo:rsid="004985dc" officeooo:paragraph-rsid="000269f8" style:font-size-asian="8.75pt" style:font-size-complex="10pt"/>
    </style:style>
    <style:style style:name="P12" style:family="paragraph" style:parent-style-name="Standard">
      <style:paragraph-properties fo:line-height="100%"/>
      <style:text-properties fo:font-size="10pt" officeooo:rsid="00046b90" officeooo:paragraph-rsid="00046b90" style:font-size-asian="8.75pt" style:font-size-complex="10pt"/>
    </style:style>
    <style:style style:name="P13" style:family="paragraph" style:parent-style-name="Standard">
      <style:paragraph-properties fo:line-height="100%"/>
      <style:text-properties fo:font-size="10pt" officeooo:rsid="000a882f" officeooo:paragraph-rsid="000f6bb1" style:font-size-asian="8.75pt" style:font-size-complex="10pt"/>
    </style:style>
    <style:style style:name="P14" style:family="paragraph" style:parent-style-name="Standard">
      <style:paragraph-properties fo:line-height="100%"/>
      <style:text-properties fo:font-size="16pt" officeooo:rsid="000269f8" officeooo:paragraph-rsid="000269f8" style:font-size-asian="16pt" style:font-size-complex="16pt"/>
    </style:style>
    <style:style style:name="P15" style:family="paragraph" style:parent-style-name="Standard">
      <style:paragraph-properties fo:line-height="100%"/>
      <style:text-properties fo:font-size="16pt" officeooo:rsid="000269f8" officeooo:paragraph-rsid="00078a04" style:font-size-asian="16pt" style:font-size-complex="16pt"/>
    </style:style>
    <style:style style:name="P16" style:family="paragraph" style:parent-style-name="Standard">
      <style:paragraph-properties fo:line-height="100%"/>
      <style:text-properties fo:font-size="16pt" officeooo:rsid="000269f8" officeooo:paragraph-rsid="000d9875" style:font-size-asian="16pt" style:font-size-complex="16pt"/>
    </style:style>
    <style:style style:name="P17" style:family="paragraph" style:parent-style-name="Standard">
      <style:paragraph-properties fo:line-height="100%"/>
      <style:text-properties fo:font-size="16pt" officeooo:rsid="00046b90" officeooo:paragraph-rsid="00046b90" style:font-size-asian="16pt" style:font-size-complex="16pt"/>
    </style:style>
    <style:style style:name="P18" style:family="paragraph" style:parent-style-name="Standard">
      <style:paragraph-properties fo:line-height="100%"/>
      <style:text-properties fo:font-size="16pt" officeooo:rsid="000a882f" officeooo:paragraph-rsid="000a882f" style:font-size-asian="16pt" style:font-size-complex="16pt"/>
    </style:style>
    <style:style style:name="P19" style:family="paragraph" style:parent-style-name="Standard">
      <style:paragraph-properties fo:line-height="100%"/>
      <style:text-properties fo:font-size="14pt" officeooo:rsid="0088f2ba" officeooo:paragraph-rsid="00046b90" style:font-size-asian="14pt" style:font-size-complex="14pt"/>
    </style:style>
    <style:style style:name="P20" style:family="paragraph" style:parent-style-name="Standard">
      <style:paragraph-properties fo:line-height="100%"/>
      <style:text-properties fo:font-size="14pt" officeooo:rsid="000a882f" officeooo:paragraph-rsid="000f6bb1" style:font-size-asian="14pt" style:font-size-complex="14pt"/>
    </style:style>
    <style:style style:name="P21" style:family="paragraph" style:parent-style-name="Standard">
      <style:paragraph-properties fo:line-height="100%"/>
      <style:text-properties fo:font-size="12pt" officeooo:rsid="00046b90" officeooo:paragraph-rsid="00046b90" style:font-size-asian="12pt" style:font-size-complex="12pt"/>
    </style:style>
    <style:style style:name="P22" style:family="paragraph" style:parent-style-name="Standard">
      <style:paragraph-properties fo:line-height="100%"/>
      <style:text-properties fo:font-size="12pt" officeooo:rsid="000269f8" officeooo:paragraph-rsid="00078a04" style:font-size-asian="12pt" style:font-size-complex="12pt"/>
    </style:style>
    <style:style style:name="P23" style:family="paragraph" style:parent-style-name="Standard">
      <style:paragraph-properties fo:line-height="100%"/>
      <style:text-properties fo:font-size="12pt" officeooo:rsid="000269f8" officeooo:paragraph-rsid="000d9875" style:font-size-asian="12pt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fo:font-size="20pt" officeooo:rsid="00046b90" officeooo:paragraph-rsid="00046b90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6b90" style:font-weight-asian="bold" style:font-weight-complex="bold"/>
    </style:style>
    <style:style style:name="T3" style:family="text">
      <style:text-properties fo:font-weight="bold" officeooo:rsid="00060d0d" style:font-weight-asian="bold" style:font-weight-complex="bold"/>
    </style:style>
    <style:style style:name="T4" style:family="text">
      <style:text-properties fo:font-weight="bold" officeooo:rsid="000d9875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3f768" style:font-weight-asian="normal" style:font-weight-complex="normal"/>
    </style:style>
    <style:style style:name="T8" style:family="text">
      <style:text-properties fo:font-weight="normal" officeooo:rsid="00668d6b" style:font-weight-asian="normal" style:font-weight-complex="normal"/>
    </style:style>
    <style:style style:name="T9" style:family="text">
      <style:text-properties fo:font-weight="normal" officeooo:rsid="00060d0d" style:font-weight-asian="normal" style:font-weight-complex="normal"/>
    </style:style>
    <style:style style:name="T10" style:family="text">
      <style:text-properties fo:font-weight="normal" officeooo:rsid="000d9875" style:font-weight-asian="normal" style:font-weight-complex="normal"/>
    </style:style>
    <style:style style:name="T11" style:family="text">
      <style:text-properties officeooo:rsid="00878cb5"/>
    </style:style>
    <style:style style:name="T12" style:family="text">
      <style:text-properties officeooo:rsid="008fd37b"/>
    </style:style>
    <style:style style:name="T13" style:family="text">
      <style:text-properties officeooo:rsid="00996279"/>
    </style:style>
    <style:style style:name="T14" style:family="text">
      <style:text-properties officeooo:rsid="0004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W</text:span><text:span text:style-name="T1">EEK 1 </text:span><text:span text:style-name="T3">FLAGS</text:span></text:p>
      <text:p text:style-name="P7"><text:span text:style-name="T2">F</text:span><text:span text:style-name="T3">LAGS CAN ONLY BY ENTERED IN CLASS</text:span></text:p>
      <text:p text:style-name="P7"/>
      <text:p text:style-name="P20"><text:span text:style-name="T6">python flag_checker_v2.pyc -f &lt;flag&gt; <text:s/>---&gt; to submit a flag</text:span></text:p>
      <text:p text:style-name="P20"><text:span text:style-name="T6">python flag_checker_v2.pyc -f score <text:s text:c="3"/>---&gt; your score</text:span></text:p>
      <text:p text:style-name="P20"><text:span text:style-name="T6">python flag_checker_v2.pyc -f scores <text:s/>---&gt; top 10 scores</text:span></text:p>
      <text:p text:style-name="P13"><text:span text:style-name="T6"/></text:p>
      <text:p text:style-name="P2"><text:span text:style-name="T5">Flag1: <text:s/>TryGit Badge</text:span> <text:s text:c="2"/>echo pullme | sha1sum fc078aef22e77264eb1448bbc2538d427dbb90d5</text:p>
      <text:p text:style-name="P1"/>
      <text:p text:style-name="P5">Flag2: Local Repo</text:p>
      <text:p text:style-name="P3">fc078aef22e77264eb1448bbc2538d427dbb90d5</text:p>
      <text:p text:style-name="P9"/>
      <text:p text:style-name="P5">Flag3: Active <text:s text:c="3"/><text:span text:style-name="T6">echo active | sha1sum</text:span></text:p>
      <text:p text:style-name="P4">1ce95a30947b112a82be1d0178215df9994b4835</text:p>
      <text:p text:style-name="P10"/>
      <text:p text:style-name="P6"><text:span text:style-name="T1">Flag4: Env </text:span><text:span text:style-name="T6"><text:s text:c="4"/></text:span><text:span text:style-name="T7">env_check_</text:span><text:span text:style-name="T8">v2</text:span><text:span text:style-name="T7">.pyc</text:span></text:p>
      <text:p text:style-name="P11"/>
      <text:p text:style-name="P6"><text:span text:style-name="T1">Flag5: nmap</text:span> <text:s text:c="3"/><text:span text:style-name="T11">nmap_check_v2.pyc</text:span></text:p>
      <text:p text:style-name="P10"/>
      <text:p text:style-name="P6"><text:span text:style-name="T1">Flag6: Sci Env</text:span> <text:s text:c="4"/><text:span text:style-name="T12">sci_check_v2.pyc</text:span></text:p>
      <text:p text:style-name="P10"/>
      <text:p text:style-name="P6"><text:span text:style-name="T1">Flag7: values hash</text:span> <text:s text:c="4"/>sha1sum values.dat</text:p>
      <text:p text:style-name="P10"/>
      <text:p text:style-name="P6"><text:span text:style-name="T1">Flag8: ascii</text:span> <text:s text:c="4"/><text:span text:style-name="T14">echo ascii | sha1sum</text:span></text:p>
      <text:p text:style-name="P19">f01d77bb22fba6adec38014a9683c0e2b5662814</text:p>
      <text:p text:style-name="P10"/>
      <text:p text:style-name="P6"><text:span text:style-name="T1">Flag9: Bonus (data type)</text:span> <text:s text:c="4"/>echo bonus | sha1sum</text:p>
      <text:p text:style-name="P2">rivers, <text:s/>fetterman, <text:s/>ramsey, <text:s/>matuszczak, <text:s/>mcdonald <text:s/><text:span text:style-name="T14">(answer submitted to repo)</text:span></text:p>
      <text:p text:style-name="P10"/>
      <text:p text:style-name="P6"><text:span text:style-name="T1">Flag10: Sun DB Images</text:span> <text:s text:c="4"/><text:span text:style-name="T13">test_solution.pyc</text:span></text:p>
      <text:p text:style-name="P10"/>
      <text:p text:style-name="P15"><text:span text:style-name="T1">Flag11: Sun DB Bonus</text:span> <text:s text:c="4"/><text:span text:style-name="T13">test_solution.pyc <text:s/></text:span></text:p>
      <text:p text:style-name="P22"><text:span text:style-name="T13">Awarded at the same time as the above flag but only if your script meets some extra validation checks that you were not informed of. <text:s/>If the script only gave you one flag, you still did a great job!</text:span></text:p>
      <text:p text:style-name="P10"/>
      <text:p text:style-name="P16"><text:span text:style-name="T1">Flag12: </text:span><text:s/><text:span text:style-name="T1">Ex1_Adv <text:s text:c="4"/></text:span><text:span text:style-name="T10">Advanced challenge in Ex1_Adv folder</text:span><text:span text:style-name="T6"> <text:s/></text:span></text:p>
      <text:p text:style-name="P23"><text:span text:style-name="T6">(</text:span><text:span text:style-name="T10">advanced flags = 9pts, regular flags = 3pts</text:span><text:span text:style-name="T6">)</text:span></text:p>
      <text:p text:style-name="P12"><text:span text:style-name="T6"/></text:p>
      <text:p text:style-name="P17"><text:span text:style-name="T1">Port scanning challenge:</text:span><text:span text:style-name="T6"> awarded a max of 4 flags </text:span><text:span text:style-name="T9">(12pts)</text:span><text:span text:style-name="T6">. <text:s/></text:span></text:p>
      <text:p text:style-name="P21"><text:span text:style-name="T6">Two students found 4 </text:span><text:span text:style-name="T9">or more </text:span><text:span text:style-name="T6">flags.</text:span></text:p>
      <text:p text:style-name="P18"><text:span text:style-name="T6"/></text:p>
      <text:p text:style-name="P8"><text:span text:style-name="T2">F</text:span><text:span text:style-name="T3">LAGS CAN ONLY BY ENTERED IN CLASS</text:span><text:span text:style-name="T6">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5:55:44.378979200</meta:creation-date>
    <dc:date>2016-10-15T18:46:56.670985337</dc:date>
    <meta:editing-duration>PT1H24M18S</meta:editing-duration>
    <meta:editing-cycles>9</meta:editing-cycles>
    <meta:generator>LibreOffice/5.1.5.2$Linux_X86_64 LibreOffice_project/10$Build-2</meta:generator>
    <meta:document-statistic meta:table-count="0" meta:image-count="0" meta:object-count="0" meta:page-count="1" meta:paragraph-count="26" meta:word-count="183" meta:character-count="1298" meta:non-whitespace-character-count="1084"/>
  </office:meta>
</office:document-meta>
</file>